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PearsonVI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7/8" office:value-type="float" office:value="0.875" calcext:value-type="float">
            <text:p>8.75E-01</text:p>
          </table:table-cell>
          <table:table-cell table:style-name="ce1"/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</text:p>
          </table:table-cell>
          <table:table-cell office:value-type="string" calcext:value-type="string">
            <text:p>Constant</text:p>
          </table:table-cell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citet{U.S.BureauofLaborStatistics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1155607" calcext:value-type="float">
            <text:p>126115560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11308942" calcext:value-type="float">
            <text:p>281130894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253459082" calcext:value-type="float">
            <text:p>325345908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36466395" calcext:value-type="float">
            <text:p>73646639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candidates</text:p>
          </table:table-cell>
          <table:table-cell office:value-type="string" calcext:value-type="string">
            <text:p>Number of SSV candidate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\citet{CEPI2025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vaccine product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19:44:36.463512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30T18:48:59.944530875</dc:date>
    <meta:editing-duration>P21DT11H57M25S</meta:editing-duration>
    <meta:editing-cycles>51</meta:editing-cycles>
    <meta:generator>LibreOffice/25.2.6.2$Linux_X86_64 LibreOffice_project/40d1a0e1d5bdf1afaeae24d9ece32bbb00fa66a4</meta:generator>
    <meta:document-statistic meta:table-count="1" meta:cell-count="501" meta:object-count="0"/>
  </office:meta>
</office:document-meta>
</file>